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30000048AAD0831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5.1217in" draw:z-index="0"><draw:image xlink:href="Pictures/10000001000006230000048AAD0831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6T12:51:28.439816500</meta:creation-date>
    <dc:date>2025-08-16T13:09:32.166399800</dc:date>
    <meta:editing-duration>PT5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